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6e132" officeooo:paragraph-rsid="0016e13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6e132" officeooo:paragraph-rsid="0016e13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78c4" officeooo:paragraph-rsid="001878c4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ac809" officeooo:paragraph-rsid="001ac80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04886" officeooo:paragraph-rsid="00204886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c8466" officeooo:paragraph-rsid="002c8466" style:font-size-asian="16pt" style:font-size-complex="16pt"/>
    </style:style>
    <style:style style:name="T1" style:family="text">
      <style:text-properties officeooo:rsid="001878c4"/>
    </style:style>
    <style:style style:name="T2" style:family="text">
      <style:text-properties officeooo:rsid="00193e98"/>
    </style:style>
    <style:style style:name="T3" style:family="text">
      <style:text-properties officeooo:rsid="001cade7"/>
    </style:style>
    <style:style style:name="T4" style:family="text">
      <style:text-properties officeooo:rsid="001e66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presentation <text:span text:style-name="T1">Script</text:span></text:p>
      <text:p text:style-name="P2"/>
      <text:p text:style-name="P3">This is my video presentation for the capstone project for the UCSD Object Oriented Java Programming Specialization. <text:s/>My project analyzes facebook social network data trying to find sub communities using brandes algorithm. <text:s/>Brandes algorithm is used to find the centrality of betweenness of nodes to find the node with the highest number of shortest paths going thru it. <text:s/>Since it does what I need done and does it in Big O of |V||E|, I decided to use it with a few modifications so it would calculate the edge with the highest number of shortest paths going thru it. <text:s/><text:span text:style-name="T2">Then I remove that edge and see if I have separated out a community. <text:s/>Then I repeat that until I get communities smaller than a predefined number. <text:s/>I set community size to 700 for the facebook_2000 data set and it took 13 hours to run. <text:s/>I couldn’t run it on the full size facebook data set, because the large hash maps gave me stack overflow errors. <text:s/>From the data I was able to collect, I noticed that when cutting out the edges with highest flow. <text:s/>You tend to get small sub communities sliced off of the main community. <text:s/>There are no high flow links that just split the community down the middle.</text:span></text:p>
      <text:p text:style-name="P3"/>
      <text:p text:style-name="P3">Brandes algorithm uses BFS to find all the shortest paths from a start node to every other reachable node in the graph. <text:s/><text:span text:style-name="T2">It does this by keeping track of the distance from the start node. <text:s/>The first node that gets to a node that has multiple paths sets its distance to 1 further than itself and then adds itself as a predecessor. <text:s/>Thereby other nodes knowing if a node it encounters in its search is 1 further away than itself then that node is its descendant and it just adds itself as another predecessor. <text:s/></text:span></text:p>
      <text:p text:style-name="P4">As you can see, this node 1 is the start, its distance is 0 <text:span text:style-name="T3">and it has no predecessors</text:span>, BFS goes to all its friends first. <text:s/>So we go to 2 and see it hasn’t been visited, so we make it’s distance 0 + 1 or 1. <text:s/><text:span text:style-name="T3">And we add 1 as its predecessor.</text:span> <text:s/>Next, 3 hasn’t been visited, so its distance will be 1 as well <text:span text:style-name="T3">and 1 is its predecessor</text:span>. <text:s/>Now back to 2 to visit its friends. 1 has already been visited, skip it. <text:s/>4 has not been visited, so make its distance 1 + 1 or 2 <text:span text:style-name="T3">and add 2 as its predecessor</text:span>. Now 3 skips 1 as well, but when it gets to 4, <text:span text:style-name="T3">it sees that 4 is one further that itself and adds itself as another predecessor to 4. <text:s/></text:span><text:soft-page-break/><text:span text:style-name="T3">At this point 4 has 2 predecessors and there are 2 shortest paths from 1 to 4. <text:s/>The algorithm also maintains a stack of the nodes as they are visited, then after the BFS it goes back thru from each target following all the shortest paths. <text:s/>This is how it accumulates the betweenness and flow values.</text:span></text:p>
      <text:p text:style-name="P3"/>
      <text:p text:style-name="P4">To store the shortest paths from the start node to all the other nodes, the algorithm describes a 2 dimensional matrix size vertexes by vertexes. <text:s/>So I immediately thought of using a 2 dimensional integer array. <text:s/><text:span text:style-name="T4">Fortunately I had modified my test graphs several times and the one I was using had 21 nodes, but the highest node number was 27. <text:s/>I got index outofbounds exceptions right away. <text:s/>At first I was thinking of using a hash function to make the node numbers fit into the node buckets. <text:s/>I thought this would also work for nodes that were not numbers. <text:s/>Then I started thinking about collisions and realized this was getting way too complex. <text:s/>I just needed to store a pair and a value. <text:s/>I was halfway thru writing my pair class when I realized that the pair of shortest path source and targets I'm storing can be stored in an edge and I already have a class for that. <text:s/>So my solution was to create a hashmap of edges mapped to integer values. <text:s/>I had already made my edge class comparable and it had an equals function so the edges worked perfect as a key. <text:s/></text:span></text:p>
      <text:p text:style-name="P4"/>
      <text:p text:style-name="P5">I had one other major problem. <text:s/>I skipped ahead and watched Leo Porter’s Demo Presentation video and got the idea to create a separate data class for my algorithm data. It was late and I was on a roll. <text:s/>In the morning I had 21 classes with sub classes for nodes and edges as well as data sub classes for all the other sub classes and casts everywhere. <text:s/>It was very confusing and I couldn’t see what fields went with what classes. <text:s/>I ended up consolidating and ended up with 7 classes, 2 of which were data classes. <text:s/>But it cost me a lot of time. <text:s/>I did learn a lot though.</text:p>
      <text:p text:style-name="P4"/>
      <text:p text:style-name="P6">This has been my presentation, hope you enjoyed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47:57.911000000</meta:creation-date>
    <dc:date>2017-12-13T09:57:35.389000000</dc:date>
    <meta:editing-duration>PT12H1M10S</meta:editing-duration>
    <meta:editing-cycles>11</meta:editing-cycles>
    <meta:generator>LibreOffice/5.3.1.2$Windows_X86_64 LibreOffice_project/e80a0e0fd1875e1696614d24c32df0f95f03deb2</meta:generator>
    <meta:print-date>2017-12-12T07:20:22.646000000</meta:print-date>
    <meta:document-statistic meta:table-count="0" meta:image-count="0" meta:object-count="0" meta:page-count="2" meta:paragraph-count="7" meta:word-count="816" meta:character-count="4311" meta:non-whitespace-character-count="3461"/>
  </office:meta>
</office:document-meta>
</file>